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it [00:00, ?it/s]https://www.wikidata.org/wiki/Q345 <text:s text:c="7"/>345 <text:s text:c="7"/>Virgin Mary <text:s text:c="20"/>religious figure and mother of Jesus of Nazareth <text:s text:c="51"/></text:p>
      <text:p text:style-name="Standard">https://www.wikidata.org/wiki/Q577 <text:s text:c="7"/>577 <text:s text:c="7"/>year <text:s text:c="27"/>orbital period of the Earth around the Sun <text:s text:c="57"/></text:p>
      <text:p text:style-name="Standard">Q345 Q577 ['span']</text:p>
      <text:p text:style-name="Standard">https://www.wikidata.org/wiki/Q1957174 <text:s text:c="3"/>1957174 <text:s text:c="3"/>The Catered Affair <text:s text:c="13"/>1956 American family drama film directed by Richard Brooks <text:s text:c="41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1957174 Q11563 ['reach']</text:p>
      <text:p text:style-name="Standard">https://www.wikidata.org/wiki/Q457689 <text:s text:c="4"/>457689 <text:s text:c="4"/>surfboard <text:s text:c="22"/>elongated platform used in the sport of surfing <text:s text:c="52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457689 Q11563 ['reach']</text:p>
      <text:p text:style-name="Standard">https://www.wikidata.org/wiki/Q16166142 <text:s text:c="2"/>16166142 <text:s text:c="2"/>Review <text:s text:c="25"/>television series <text:s text:c="82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16166142 Q11563 ['reach']</text:p>
      <text:p text:style-name="Standard">https://www.wikidata.org/wiki/Q15116397 <text:s text:c="2"/>15116397 <text:s text:c="2"/>Winner <text:s text:c="25"/>South Korean boyband <text:s text:c="79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15116397 Q11563 ['reach']</text:p>
      <text:p text:style-name="Standard">https://www.wikidata.org/wiki/Q15901539 <text:s text:c="2"/>15901539 <text:s text:c="2"/>Tammy <text:s text:c="26"/>2014 film by Ben Falcone <text:s text:c="75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15901539 Q11563 ['reach']</text:p>
      <text:p text:style-name="Standard">https://www.wikidata.org/wiki/Q590869 <text:s text:c="4"/>590869 <text:s text:c="4"/>The Bachelor <text:s text:c="19"/>1999 romantic comedy film directed by Gary Sinyor <text:s text:c="50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590869 Q11563 ['reach']</text:p>
      <text:p text:style-name="Standard">https://www.wikidata.org/wiki/Q7366 <text:s text:c="6"/>7366 <text:s text:c="6"/>song <text:s text:c="27"/>composition for voice(s) <text:s text:c="75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7366 Q11563 ['reach']</text:p>
      <text:p text:style-name="Standard">https://www.wikidata.org/wiki/Q15901539 <text:s text:c="2"/>15901539 <text:s text:c="2"/>Tammy <text:s text:c="26"/>2014 film by Ben Falcone <text:s text:c="75"/></text:p>
      <text:p text:style-name="Standard">https://www.wikidata.org/wiki/Q11563 <text:s text:c="5"/>11563 <text:s text:c="5"/>number <text:s text:c="25"/>mathematical object used to count, label, and measure <text:s text:c="46"/></text:p>
      <text:p text:style-name="Standard">Q15901539 Q11563 ['reach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482994 <text:s text:c="4"/>482994 <text:s text:c="4"/>album <text:s text:c="26"/>collection of recorded music, words, sounds <text:s text:c="56"/></text:p>
      <text:p text:style-name="Standard">Q263696 Q482994 ['release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318485 <text:s text:c="4"/>318485 <text:s text:c="4"/>Rain <text:s text:c="27"/>South Korean singer and actor <text:s text:c="70"/></text:p>
      <text:p text:style-name="Standard"><text:soft-page-break/>Q263696 Q318485 ['star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&lt;class 'Exception'&gt;</text:p>
      <text:p text:style-name="Standard">Q263696 Singin ['star']</text:p>
      <text:p text:style-name="Standard">https://www.wikidata.org/wiki/Q345 <text:s text:c="7"/>345 <text:s text:c="7"/>Virgin Mary <text:s text:c="20"/>religious figure and mother of Jesus of Nazareth <text:s text:c="51"/></text:p>
      <text:p text:style-name="Standard">https://www.wikidata.org/wiki/Q103618 <text:s text:c="4"/>103618 <text:s text:c="4"/>Academy Award for Best Actress <text:s/>award presented annually by the Academy of Motion Picture Arts and Sciences <text:s text:c="24"/></text:p>
      <text:p text:style-name="Standard">Q345 Q103618 ['earn']</text:p>
      <text:p text:style-name="Standard">https://www.wikidata.org/wiki/Q345 <text:s text:c="7"/>345 <text:s text:c="7"/>Virgin Mary <text:s text:c="20"/>religious figure and mother of Jesus of Nazareth <text:s text:c="51"/>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Q345 Q263696 ['earn']</text:p>
      <text:p text:style-name="Standard">https://www.wikidata.org/wiki/Q345 <text:s text:c="7"/>345 <text:s text:c="7"/>Virgin Mary <text:s text:c="20"/>religious figure and mother of Jesus of Nazareth <text:s text:c="51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345 Q1156895 ['earn']</text:p>
      <text:p text:style-name="Standard">https://www.wikidata.org/wiki/Q229631 <text:s text:c="4"/>229631 <text:s text:c="4"/>Margaret Brown <text:s text:c="17"/>survivor of the sinking of the Titanic <text:s text:c="61"/></text:p>
      <text:p text:style-name="Standard">https://www.wikidata.org/wiki/Q4671334 <text:s text:c="3"/>4671334 <text:s text:c="3"/>Academy Award <text:s text:c="18"/>CBS radio anthology series <text:s text:c="73"/></text:p>
      <text:p text:style-name="Standard">Q229631 Q4671334 ['earn']</text:p>
      <text:p text:style-name="Standard">https://www.wikidata.org/wiki/Q229631 <text:s text:c="4"/>229631 <text:s text:c="4"/>Margaret Brown <text:s text:c="17"/>survivor of the sinking of the Titanic <text:s text:c="61"/></text:p>
      <text:p text:style-name="Standard">https://www.wikidata.org/wiki/Q1156895 <text:s text:c="3"/>1156895 <text:s text:c="3"/>nomination <text:s text:c="21"/>part of the process of selecting a candidate <text:s text:c="55"/></text:p>
      <text:p text:style-name="Standard">Q229631 Q1156895 ['earn']</text:p>
      <text:p text:style-name="Standard">https://www.wikidata.org/wiki/Q345 <text:s text:c="7"/>345 <text:s text:c="7"/>Virgin Mary <text:s text:c="20"/>religious figure and mother of Jesus of Nazareth <text:s text:c="51"/></text:p>
      <text:p text:style-name="Standard">https://www.wikidata.org/wiki/Q4671334 <text:s text:c="3"/>4671334 <text:s text:c="3"/>Academy Award <text:s text:c="18"/>CBS radio anthology series <text:s text:c="73"/></text:p>
      <text:p text:style-name="Standard">Q345 Q4671334 ['earn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1319697 <text:s text:c="3"/>1319697 <text:s text:c="3"/>North Hollywood <text:s text:c="16"/>district in the San Fernando Valley region of the city of Los Angeles California <text:s text:c="19"/></text:p>
      <text:p text:style-name="Standard">Q263696 Q1319697 ['found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1561361 <text:s text:c="3"/>1561361 <text:s text:c="3"/>dance studio <text:s text:c="19"/>place for dance education and practicing <text:s text:c="59"/></text:p>
      <text:p text:style-name="Standard">Q263696 Q1561361 ['found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191874 <text:s text:c="4"/>191874 <text:s text:c="4"/>Tony Award <text:s text:c="21"/>awards to recognize the excellence in live Broadway theatre, presented by the American Theatre Wing </text:p>
      <text:p text:style-name="Standard">Q263696 Q191874 ['nominate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<text:soft-page-break/>https://www.wikidata.org/wiki/Q7399819 <text:s text:c="3"/>7399819 <text:s text:c="3"/>Sai Tamhankar <text:s text:c="18"/>Marathi film actress <text:s text:c="79"/></text:p>
      <text:p text:style-name="Standard">Q263696 Q7399819 ['nominate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7399819 <text:s text:c="3"/>7399819 <text:s text:c="3"/>Sai Tamhankar <text:s text:c="18"/>Marathi film actress <text:s text:c="79"/></text:p>
      <text:p text:style-name="Standard">Q263696 Q7399819 ['star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12605358 <text:s text:c="2"/>12605358 <text:s text:c="2"/>Irene <text:s text:c="26"/>South Korean singer <text:s text:c="80"/></text:p>
      <text:p text:style-name="Standard">Q263696 Q12605358 ['star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235065 <text:s text:c="4"/>235065 <text:s text:c="4"/>Broadway theatre <text:s text:c="15"/>principal theater district of New York City, New York, USA <text:s text:c="41"/></text:p>
      <text:p text:style-name="Standard">Q263696 Q235065 ['star']</text:p>
      <text:p text:style-name="Standard">https://www.wikidata.org/wiki/Q235065 <text:s text:c="4"/>235065 <text:s text:c="4"/>Broadway theatre <text:s text:c="15"/>principal theater district of New York City, New York, USA <text:s text:c="41"/></text:p>
      <text:p text:style-name="Standard">https://www.wikidata.org/wiki/Q191874 <text:s text:c="4"/>191874 <text:s text:c="4"/>Tony Award <text:s text:c="21"/>awards to recognize the excellence in live Broadway theatre, presented by the American Theatre Wing </text:p>
      <text:p text:style-name="Standard">Q235065 Q191874 ['nominate']</text:p>
      <text:p text:style-name="Standard">https://www.wikidata.org/wiki/Q235065 <text:s text:c="4"/>235065 <text:s text:c="4"/>Broadway theatre <text:s text:c="15"/>principal theater district of New York City, New York, USA <text:s text:c="41"/></text:p>
      <text:p text:style-name="Standard">https://www.wikidata.org/wiki/Q7399819 <text:s text:c="3"/>7399819 <text:s text:c="3"/>Sai Tamhankar <text:s text:c="18"/>Marathi film actress <text:s text:c="79"/></text:p>
      <text:p text:style-name="Standard">Q235065 Q7399819 ['nominate']</text:p>
      <text:p text:style-name="Standard">https://www.wikidata.org/wiki/Q12605358 <text:s text:c="2"/>12605358 <text:s text:c="2"/>Irene <text:s text:c="26"/>South Korean singer <text:s text:c="80"/></text:p>
      <text:p text:style-name="Standard">https://www.wikidata.org/wiki/Q191874 <text:s text:c="4"/>191874 <text:s text:c="4"/>Tony Award <text:s text:c="21"/>awards to recognize the excellence in live Broadway theatre, presented by the American Theatre Wing </text:p>
      <text:p text:style-name="Standard">Q12605358 Q191874 ['nominate']</text:p>
      <text:p text:style-name="Standard">https://www.wikidata.org/wiki/Q12605358 <text:s text:c="2"/>12605358 <text:s text:c="2"/>Irene <text:s text:c="26"/>South Korean singer <text:s text:c="80"/></text:p>
      <text:p text:style-name="Standard">https://www.wikidata.org/wiki/Q7399819 <text:s text:c="3"/>7399819 <text:s text:c="3"/>Sai Tamhankar <text:s text:c="18"/>Marathi film actress <text:s text:c="79"/></text:p>
      <text:p text:style-name="Standard">Q12605358 Q7399819 ['nominate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1179189 <text:s text:c="3"/>1179189 <text:s text:c="3"/>Daytime Emmy Award <text:s text:c="13"/>award <text:s text:c="94"/></text:p>
      <text:p text:style-name="Standard">Q263696 Q1179189 ['nominate']</text:p>
      <text:p text:style-name="Standard">https://www.wikidata.org/wiki/Q123737 <text:s text:c="4"/>123737 <text:s text:c="4"/>Emmy Award <text:s text:c="21"/>television production award <text:s text:c="72"/></text:p>
      <text:p text:style-name="Standard">https://www.wikidata.org/wiki/Q7560 <text:s text:c="6"/>7560 <text:s text:c="6"/>mother <text:s text:c="25"/>female parent <text:s text:c="86"/></text:p>
      <text:p text:style-name="Standard">Q123737 Q7560 ['play']</text:p>
      <text:p text:style-name="Standard">https://www.wikidata.org/wiki/Q7940706 <text:s text:c="3"/>7940706 <text:s text:c="3"/>volta <text:s text:c="26"/>shift or point of dramatic change in literature <text:s text:c="52"/></text:p>
      <text:p text:style-name="Standard">https://www.wikidata.org/wiki/Q4332239 <text:s text:c="3"/>4332239 <text:s text:c="3"/>The Younger Generation <text:s text:c="9"/>1929 film by Frank Capra <text:s text:c="75"/></text:p>
      <text:p text:style-name="Standard">Q7940706 Q4332239 ['reach']</text:p>
      <text:p text:style-name="Standard">https://www.wikidata.org/wiki/Q7940706 <text:s text:c="3"/>7940706 <text:s text:c="3"/>volta <text:s text:c="26"/>shift or point of dramatic change in literature <text:s text:c="52"/></text:p>
      <text:p text:style-name="Standard">https://www.wikidata.org/wiki/Q345 <text:s text:c="7"/>345 <text:s text:c="7"/>Virgin Mary <text:s text:c="20"/>religious figure and mother of Jesus of Nazareth <text:s text:c="51"/></text:p>
      <text:p text:style-name="Standard"><text:soft-page-break/>Q7940706 Q345 ['reach']</text:p>
      <text:p text:style-name="Standard">https://www.wikidata.org/wiki/Q36507 <text:s text:c="5"/>36507 <text:s text:c="5"/>millennium <text:s text:c="21"/>one thousand years <text:s text:c="81"/></text:p>
      <text:p text:style-name="Standard">https://www.wikidata.org/wiki/Q4332239 <text:s text:c="3"/>4332239 <text:s text:c="3"/>The Younger Generation <text:s text:c="9"/>1929 film by Frank Capra <text:s text:c="75"/></text:p>
      <text:p text:style-name="Standard">Q36507 Q4332239 ['reach']</text:p>
      <text:p text:style-name="Standard">https://www.wikidata.org/wiki/Q263696 <text:s text:c="4"/>263696 <text:s text:c="4"/>Debbie Reynolds <text:s text:c="16"/>American actress, singer, and dancer <text:s text:c="63"/></text:p>
      <text:p text:style-name="Standard">https://www.wikidata.org/wiki/Q4332239 <text:s text:c="3"/>4332239 <text:s text:c="3"/>The Younger Generation <text:s text:c="9"/>1929 film by Frank Capra <text:s text:c="75"/></text:p>
      <text:p text:style-name="Standard">Q263696 Q4332239 ['reach']</text:p>
      <text:p text:style-name="Standard">1it [00:20, 20.10s/i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10:09:22.516782292</meta:creation-date>
    <dc:date>2021-04-17T10:09:36.169680688</dc:date>
    <meta:editing-duration>PT13S</meta:editing-duration>
    <meta:editing-cycles>1</meta:editing-cycles>
    <meta:document-statistic meta:table-count="0" meta:image-count="0" meta:object-count="0" meta:page-count="4" meta:paragraph-count="106" meta:word-count="815" meta:character-count="13705" meta:non-whitespace-character-count="6987"/>
    <meta:generator>LibreOffice/6.0.7.3$Linux_X86_64 LibreOffice_project/00m0$Build-3</meta:generator>
  </office:meta>
</office:document-meta>
</file>